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false" fo:min-height="1.9cm"/>
    </style:style>
    <style:style style:name="gr3" style:family="graphic" style:parent-style-name="standard">
      <style:graphic-properties draw:stroke="none" svg:stroke-color="#000000" draw:fill="none" draw:fill-color="#ffffff" draw:auto-grow-height="false" fo:min-height="12.3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false" fo:min-height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16.5pt" style:font-size-asian="16.5pt" style:font-size-complex="16.5pt"/>
    </style:style>
    <style:style style:name="P4" style:family="paragraph">
      <style:text-properties fo:color="#808080" fo:font-size="16pt" style:font-size-asian="16pt" style:font-size-complex="1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6.5pt" fo:font-style="italic" style:font-size-asian="16.5pt" style:font-style-asian="italic" style:font-size-complex="16.5pt" style:font-style-complex="italic"/>
    </style:style>
    <style:style style:name="T6" style:family="text">
      <style:text-properties fo:font-size="16.5pt" fo:font-weight="bold" style:font-size-asian="16.5pt" style:font-weight-asian="bold" style:font-size-complex="16.5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.5pt" fo:font-style="italic" fo:font-weight="normal" style:font-size-asian="16.5pt" style:font-style-asian="italic" style:font-weight-asian="normal" style:font-size-complex="16.5pt" style:font-style-complex="italic" style:font-weight-complex="normal"/>
    </style:style>
    <style:style style:name="T9" style:family="text">
      <style:text-properties style:text-position="super 58%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0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808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7cm" svg:height="1cm" svg:x="1.5cm" svg:y="1.5cm">
          <draw:text-box>
            <text:p text:style-name="P1"><text:span text:style-name="T1">COOKIE</text:span></text:p>
          </draw:text-box>
        </draw:frame>
        <draw:frame draw:style-name="gr3" draw:text-style-name="P3" draw:layer="layout" svg:width="14cm" svg:height="11.5cm" svg:x="3cm" svg:y="5cm">
          <draw:text-box>
            <text:p text:style-name="P1"><text:span text:style-name="T2">COOKIE est expérience scientifique.</text:span><text:span text:style-name="T2"><text:line-break/></text:span><text:span text:style-name="T3">Elle a été réalisée par des jeunes de la MJC d'Ermont</text:span></text:p>
            <text:p text:style-name="P1"><text:span text:style-name="T3">Sous la responsabilité de </text:span><text:span text:style-name="T4">A. Bernard-brunel</text:span><text:span text:style-name="T3">.</text:span></text:p>
            <text:p text:style-name="P1"><text:span text:style-name="T3">Soutenu par</text:span><text:span text:style-name="T2"> </text:span><text:span text:style-name="T5">Planète Sciences</text:span><text:span text:style-name="T3"> et le</text:span><text:span text:style-name="T2"> </text:span><text:span text:style-name="T5">CNES</text:span></text:p>
            <text:p text:style-name="P1"><text:span text:style-name="T5"/></text:p>
            <text:p text:style-name="P1"><text:span text:style-name="T6">Cette nacelle est </text:span><text:span text:style-name="T7">sans</text:span><text:span text:style-name="T6"> danger.</text:span><text:span text:style-name="T2"><text:line-break/></text:span><text:span text:style-name="T2"><text:line-break/></text:span><text:span text:style-name="T2">Lâché à Biscarrosse le 29/08/2013.</text:span></text:p>
            <text:p text:style-name="P1"><text:span text:style-name="T2"><text:line-break/></text:span><text:span text:style-name="T2">Il est essentiel pour le bon déroulement de l'expérience de récupérer le contenu de la nacelle</text:span></text:p>
            <text:p text:style-name="P1"><text:span text:style-name="T2"/></text:p>
            <text:p text:style-name="P1"><text:span text:style-name="T8">Nous vous prions donc de nous joindre au numéro suivant pour nous indiquer où venir récupérer notre nacelle - <text:s/></text:span><text:span text:style-name="T7">06 70 76 28 36</text:span><text:span text:style-name="T6"> </text:span><text:span text:style-name="T9">(numéro personnel)</text:span></text:p>
            <text:p text:style-name="P1"><text:span text:style-name="T10">Ou par e-mail à </text:span><text:span text:style-name="T11">ProjetCookie@gmail.com</text:span></text:p>
          </draw:text-box>
        </draw:frame>
        <draw:line draw:style-name="gr4" draw:text-style-name="P1" draw:layer="layout" svg:x1="2.5cm" svg:y1="3.5cm" svg:x2="17.5cm" svg:y2="3.5cm">
          <text:p/>
        </draw:line>
        <draw:line draw:style-name="gr4" draw:text-style-name="P1" draw:layer="layout" svg:x1="2.5cm" svg:y1="17cm" svg:x2="17.5cm" svg:y2="17cm">
          <text:p/>
        </draw:line>
        <draw:frame draw:style-name="gr5" draw:text-style-name="P4" draw:layer="layout" svg:width="14cm" svg:height="1cm" svg:x="3cm" svg:y="17.5cm">
          <draw:text-box>
            <text:p><text:span text:style-name="T12">Pour plus d'informations : http://www.projet-cookie.f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jc </meta:initial-creator>
    <meta:creation-date>2013-08-01T15:27:13</meta:creation-date>
    <dc:date>2013-08-19T16:24:22</dc:date>
    <dc:creator>mjc </dc:creator>
    <meta:editing-duration>PT2H8M18S</meta:editing-duration>
    <meta:editing-cycles>19</meta:editing-cycles>
    <meta:generator>LibreOffice/3.6$Linux_x86 LibreOffice_project/360m1$Build-2</meta:generator>
    <meta:document-statistic meta:object-count="6"/>
  </office:meta>
</office:document-meta>
</file>